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7f75" officeooo:paragraph-rsid="000b7f75"/>
    </style:style>
    <style:style style:name="P2" style:family="paragraph" style:parent-style-name="Table_20_Contents">
      <style:paragraph-properties fo:text-align="center" style:justify-single-word="false"/>
      <style:text-properties officeooo:rsid="000dd1e8" officeooo:paragraph-rsid="000dd1e8"/>
    </style:style>
    <style:style style:name="P3" style:family="paragraph" style:parent-style-name="Standard">
      <style:text-properties officeooo:rsid="000b7f75" officeooo:paragraph-rsid="000b7f75"/>
    </style:style>
    <style:style style:name="P4" style:family="paragraph" style:parent-style-name="Standard">
      <style:paragraph-properties fo:text-align="justify" style:justify-single-word="false"/>
      <style:text-properties officeooo:rsid="000b7f75" officeooo:paragraph-rsid="000b7f75"/>
    </style:style>
    <style:style style:name="P5" style:family="paragraph" style:parent-style-name="Standard">
      <style:paragraph-properties fo:text-align="justify" style:justify-single-word="false"/>
      <style:text-properties officeooo:rsid="000b7f75" officeooo:paragraph-rsid="000c59c9"/>
    </style:style>
    <style:style style:name="P6" style:family="paragraph" style:parent-style-name="Standard">
      <style:paragraph-properties fo:text-align="justify" style:justify-single-word="false"/>
      <style:text-properties officeooo:rsid="000b7f75" officeooo:paragraph-rsid="000c60fb"/>
    </style:style>
    <style:style style:name="P7" style:family="paragraph" style:parent-style-name="Standard">
      <style:paragraph-properties fo:text-align="justify" style:justify-single-word="false"/>
      <style:text-properties officeooo:rsid="000b7f75" officeooo:paragraph-rsid="000c9fa0"/>
    </style:style>
    <style:style style:name="P8" style:family="paragraph" style:parent-style-name="Standard">
      <style:paragraph-properties fo:text-align="justify" style:justify-single-word="false"/>
      <style:text-properties officeooo:rsid="000b7f75" officeooo:paragraph-rsid="000d9714"/>
    </style:style>
    <style:style style:name="P9" style:family="paragraph" style:parent-style-name="Standard">
      <style:paragraph-properties fo:text-align="justify" style:justify-single-word="false"/>
      <style:text-properties officeooo:rsid="000b7f75" officeooo:paragraph-rsid="00101ffb"/>
    </style:style>
    <style:style style:name="P10" style:family="paragraph" style:parent-style-name="Standard">
      <style:text-properties officeooo:rsid="000b7f75" officeooo:paragraph-rsid="00101ffb"/>
    </style:style>
    <style:style style:name="P11" style:family="paragraph" style:parent-style-name="Standard">
      <style:text-properties officeooo:rsid="00101ffb" officeooo:paragraph-rsid="00101ffb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23ad2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c59c9"/>
    </style:style>
    <style:style style:name="T2" style:family="text">
      <style:text-properties officeooo:rsid="000d971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9714" style:font-weight-asian="bold" style:font-weight-complex="bold"/>
    </style:style>
    <style:style style:name="T5" style:family="text">
      <style:text-properties officeooo:rsid="000dd1e8"/>
    </style:style>
    <style:style style:name="T6" style:family="text">
      <style:text-properties officeooo:rsid="000fa537"/>
    </style:style>
    <style:style style:name="T7" style:family="text">
      <style:text-properties officeooo:rsid="0010010e"/>
    </style:style>
    <style:style style:name="T8" style:family="text">
      <style:text-properties officeooo:rsid="00101ff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/>
      <text:p text:style-name="Title">Documento de teste</text:p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><text:soft-page-break/>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5"><text:a xlink:type="simple" xlink:href="#__RefHeading___Toc753_1371897555" text:style-name="Index_20_Link" text:visited-style-name="Index_20_Link">Histórico<text:tab/>3</text:a></text:p>
          <text:p text:style-name="P15"><text:a xlink:type="simple" xlink:href="#__RefHeading___Toc755_1371897555" text:style-name="Index_20_Link" text:visited-style-name="Index_20_Link">Introdução<text:tab/>4</text:a></text:p>
          <text:p text:style-name="P15"><text:a xlink:type="simple" xlink:href="#__RefHeading___Toc757_1371897555" text:style-name="Index_20_Link" text:visited-style-name="Index_20_Link"><text:s/>Roteiro de teste<text:tab/>4</text:a></text:p>
          <text:p text:style-name="P15"><text:a xlink:type="simple" xlink:href="#__RefHeading___Toc759_1371897555" text:style-name="Index_20_Link" text:visited-style-name="Index_20_Link">Estrategias<text:tab/>5</text:a></text:p>
        </text:index-body>
      </text:table-of-content>
      <text:h text:style-name="P14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753_1371897555"/><text:soft-page-break/>Hist<text:span text:style-name="T5">ó</text:span>rico<text:bookmark-end text:name="__RefHeading___Toc753_1371897555"/>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Versão</text:p>
          </table:table-cell>
          <table:table-cell table:style-name="Table1.B1" office:value-type="string">
            <text:p text:style-name="P2">Data</text:p>
          </table:table-cell>
        </table:table-row>
        <table:table-row>
          <table:table-cell table:style-name="Table1.A2" office:value-type="string">
            <text:p text:style-name="P2">1.0</text:p>
          </table:table-cell>
          <table:table-cell table:style-name="Table1.B2" office:value-type="string">
            <text:p text:style-name="P2">10/05/2016</text:p>
          </table:table-cell>
        </table:table-row>
        <table:table-row>
          <table:table-cell table:style-name="Table1.A2" office:value-type="string">
            <text:p text:style-name="P2">1.1</text:p>
          </table:table-cell>
          <table:table-cell table:style-name="Table1.B2" office:value-type="string">
            <text:p text:style-name="P2">11/05/2016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h text:style-name="P14" text:outline-level="1"><text:bookmark-start text:name="__RefHeading___Toc755_1371897555"/><text:soft-page-break/>Introdução<text:bookmark-end text:name="__RefHeading___Toc755_1371897555"/></text:h>
      <text:p text:style-name="P1"/>
      <text:p text:style-name="P1">Nesse documento será elencado os teste a serem feitos no software, seus respectivos resultados e as tecnicas utilizadas.</text:p>
      <text:p text:style-name="P1"/>
      <text:p text:style-name="P1"/>
      <text:h text:style-name="P14" text:outline-level="1"><text:bookmark-start text:name="__RefHeading___Toc757_1371897555"/><text:span text:style-name="T3"><text:s/></text:span><text:span text:style-name="T4">R</text:span><text:span text:style-name="T3">oteiro de teste</text:span><text:bookmark-end text:name="__RefHeading___Toc757_1371897555"/></text:h>
      <text:p text:style-name="P1"/>
      <text:p text:style-name="P4">Id: <text:span text:style-name="T1">01</text:span></text:p>
      <text:p text:style-name="P4">Caso de teste: <text:span text:style-name="T6">Registrar usuario<text:tab/></text:span></text:p>
      <text:p text:style-name="P4">Dados de teste: <text:span text:style-name="T6">Thiago, 123456, aaa1111, marca a e Modelo a <text:s text:c="3"/></text:span></text:p>
      <text:p text:style-name="P5">Resultado esperado: <text:span text:style-name="T6">Horario de entrada iniciado e vaga não disponivel.</text:span></text:p>
      <text:p text:style-name="P5"/>
      <text:p text:style-name="P5">Id: <text:span text:style-name="T1">02</text:span></text:p>
      <text:p text:style-name="P5">Caso de teste: <text:span text:style-name="T7">Dar Baixa</text:span></text:p>
      <text:p text:style-name="P5">Dados de teste: <text:s/><text:span text:style-name="T6">clicar 'Pagar' </text:span></text:p>
      <text:p text:style-name="P6">Resultado esperado: <text:span text:style-name="T6">Horario do pedido aparece junto ao valor a ser pago pelo cliente, tambem sera registrado no historico.</text:span></text:p>
      <text:p text:style-name="P6"/>
      <text:p text:style-name="P6">Id: <text:span text:style-name="T1">03</text:span></text:p>
      <text:p text:style-name="P6">Caso de teste: <text:span text:style-name="T7">Confirmação de pagamento</text:span></text:p>
      <text:p text:style-name="P7">Dados de teste: <text:s/><text:span text:style-name="T7">clicar em 'Pago'</text:span></text:p>
      <text:p text:style-name="P7">Resultado esperado: <text:span text:style-name="T7">as entradas de dados seram limpas e a vagas sera disponivel</text:span></text:p>
      <text:p text:style-name="P4"/>
      <text:p text:style-name="P7">Id: <text:span text:style-name="T1">04</text:span></text:p>
      <text:p text:style-name="P7">Caso de teste: <text:span text:style-name="T7">Verificar vagas diponiveis</text:span></text:p>
      <text:p text:style-name="P7">Dados de teste: <text:span text:style-name="T7">Clicar em 'Vagas Disponiveis'</text:span></text:p>
      <text:p text:style-name="P8">Resultado esperado: <text:span text:style-name="T8">Uma mensagem aparecerá somento com as vagas disponiveis</text:span></text:p>
      <text:p text:style-name="P1"/>
      <text:p text:style-name="P1"/>
      <text:p text:style-name="P1"/>
      <text:p text:style-name="P1"/>
      <text:p text:style-name="P1"/>
      <text:p text:style-name="P9">Id: <text:span text:style-name="T1">05</text:span></text:p>
      <text:p text:style-name="P9">Caso de teste: <text:span text:style-name="T7">Verificar vagas diponiveis</text:span></text:p>
      <text:p text:style-name="P9">Dados de teste: <text:span text:style-name="T7">Clicar em 'Vagas Disponiveis'</text:span></text:p>
      <text:p text:style-name="P9">Resultado esperado: <text:span text:style-name="T8">Uma mensagem aparecerá somento com as vagas disponiveis</text:span></text:p>
      <text:p text:style-name="P10"/>
      <text:p text:style-name="P11">Id: 06</text:p>
      <text:p text:style-name="P9">Caso de teste: <text:span text:style-name="T8">Altera preço</text:span></text:p>
      <text:p text:style-name="P9">Dados de teste: <text:span text:style-name="T8">5, 25, clica em 'Alterar'</text:span></text:p>
      <text:p text:style-name="P9">Resultado esperado: <text:span text:style-name="T8">Uma mensagem aparecerá avisando que o preço foi alterado</text:span></text:p>
      <text:p text:style-name="P10"/>
      <text:p text:style-name="P10"/>
      <text:p text:style-name="P10"/>
      <text:p text:style-name="P10"/>
      <text:p text:style-name="P10"/>
      <text:h text:style-name="P14" text:outline-level="1"><text:bookmark-start text:name="__RefHeading___Toc759_1371897555"/><text:soft-page-break/><text:span text:style-name="T2">E</text:span>strategias<text:bookmark-end text:name="__RefHeading___Toc759_1371897555"/></text:h>
      <text:p text:style-name="P1"/>
      <text:p text:style-name="P11">Os dados somente são inseridos duas vezes então a maioria dos teste correspondem ao evento cli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32S</meta:editing-duration>
    <meta:editing-cycles>7</meta:editing-cycles>
    <meta:generator>LibreOffice/5.0.3.2$Windows_X86_64 LibreOffice_project/e5f16313668ac592c1bfb310f4390624e3dbfb75</meta:generator>
    <dc:date>2016-05-17T13:02:29.861000000</dc:date>
    <meta:document-statistic meta:table-count="1" meta:image-count="0" meta:object-count="0" meta:page-count="5" meta:paragraph-count="42" meta:word-count="222" meta:character-count="1376" meta:non-whitespace-character-count="1186"/>
    <meta:user-defined meta:name="Info 1"/>
    <meta:user-defined meta:name="Info 2"/>
    <meta:user-defined meta:name="Info 3"/>
    <meta:user-defined meta:name="Info 4"/>
  </office:meta>
</office:document-meta>
</file>